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b72b" officeooo:paragraph-rsid="000db72b"/>
    </style:style>
    <style:style style:name="P2" style:family="paragraph" style:parent-style-name="Standard">
      <style:text-properties officeooo:rsid="000db72b" officeooo:paragraph-rsid="000f3d04"/>
    </style:style>
    <style:style style:name="P3" style:family="paragraph" style:parent-style-name="Standard">
      <style:text-properties officeooo:rsid="000e7687" officeooo:paragraph-rsid="000e7687"/>
    </style:style>
    <style:style style:name="P4" style:family="paragraph" style:parent-style-name="Standard">
      <style:text-properties officeooo:rsid="000f3d04" officeooo:paragraph-rsid="000f3d04"/>
    </style:style>
    <style:style style:name="T1" style:family="text">
      <style:text-properties officeooo:rsid="000db72b"/>
    </style:style>
    <style:style style:name="T2" style:family="text">
      <style:text-properties officeooo:rsid="000e76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остроение графиков</text:p>
      <text:p text:style-name="P1">1) Факторы ядерной модификации К* мезонов в</text:p>
      <text:p text:style-name="P1">- CuAu</text:p>
      <text:p text:style-name="P1">- UU</text:p>
      <text:p text:style-name="P1">- HeAu</text:p>
      <text:p text:style-name="P1">- pAu</text:p>
      <text:p text:style-name="P1">- pAl</text:p>
      <text:p text:style-name="P1"/>
      <text:p text:style-name="P3">2) Интегральные ф<text:span text:style-name="T1">акторы ядерной модификации К* мезонов</text:span></text:p>
      <text:p text:style-name="P3">либо только в тяжелый системах CuAu, CuCu, UU</text:p>
      <text:p text:style-name="P3">и только в легких pAl, pAu, dAu, HeAu</text:p>
      <text:p text:style-name="P3">либо во всех pAl, pAu, dAu, HeAu, CuAu, CuCu, UU</text:p>
      <text:p text:style-name="P4">в pT от 2 до 5 </text:p>
      <text:p text:style-name="P3"/>
      <text:p text:style-name="P4">3) Сравнение <text:span text:style-name="T2">ф</text:span><text:span text:style-name="T1">актор</text:span>ов<text:span text:style-name="T1"> ядерной модификации К* мезонов </text:span>с фи пи и ита мезонами в</text:p>
      <text:p text:style-name="P2">- CuAu</text:p>
      <text:p text:style-name="P2">- UU</text:p>
      <text:p text:style-name="P2">- HeAu</text:p>
      <text:p text:style-name="P2">- pAu</text:p>
      <text:p text:style-name="P2">- pAl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8T14:47:20.062042125</meta:creation-date>
    <dc:date>2021-06-18T15:02:28.488165784</dc:date>
    <meta:editing-duration>PT15M8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8" meta:word-count="82" meta:character-count="390" meta:non-whitespace-character-count="325"/>
  </office:meta>
</office:document-meta>
</file>